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CV</text:p>
      <text:p text:style-name="Author">Oliver Thurley</text:p>
      <text:p text:style-name="Text_20_body">I am driven to learn and always strive to expand and develop my skills through applied projects. I combine a creative approach with strong analytical thinking, and am experienced in research, communication, and problem-solving. I am a fast learner and thrive when collaborating to design and build innovative solutions. Following a number of years working as an academic lecturer in music technology, I am now looking to change careers to software development to focus on my passion for code and collaboration.</text:p>
      <text:h text:style-name="Heading_20_2" text:outline-level="2"><text:bookmark-start text:name="technical-skills-full-stack"/>Technical Skills: Full-Stack<text:bookmark-end text:name="technical-skills-full-stack"/></text:h>
      <text:list text:style-name="L1">
        <text:list-item>
          <text:p text:style-name="P1"><text:span text:style-name="T1">Languages:</text:span> JavaScript, Python, TypeScript, HTML, CSS;</text:p>
        </text:list-item>
        <text:list-item>
          <text:p text:style-name="P1"><text:span text:style-name="T1">Frameworks &amp; Libraries:</text:span> React, Node.js, Express.js, p5.js;</text:p>
        </text:list-item>
        <text:list-item>
          <text:p text:style-name="P1"><text:span text:style-name="T1">Databases &amp; APIs:</text:span> SQL (Postgres, SQLite), RESTful APIs, OpenAPI/Swagger;</text:p>
        </text:list-item>
        <text:list-item>
          <text:p text:style-name="P1"><text:span text:style-name="T1">Tools:</text:span> Git, GitHub, Linux, Neovim, VS Code, Markdown, npm and PyPi packaging, LaTeX, AI-ready;</text:p>
        </text:list-item>
        <text:list-item>
          <text:p text:style-name="P1"><text:span text:style-name="T1">Testing &amp; Deployment:</text:span> GitHub Actions (CI/CD), Docker, Unit Testing (pytest, mocha, jest), Render, Netlify, Supabase;</text:p>
        </text:list-item>
        <text:list-item>
          <text:p text:style-name="P1"><text:span text:style-name="T1">Other Skills:</text:span> Technical writing, research, agile practices, mentoring, public speaking and teaching.</text:p>
        </text:list-item>
      </text:list>
      <text:p text:style-name="First_20_paragraph">I have contributed to the open-source project <text:a xlink:type="simple" xlink:href="https://p5js.org/" office:name=""><text:span text:style-name="Definition">p5.js</text:span></text:a>, a creative-coding JavaScript library by the <text:a xlink:type="simple" xlink:href="https://processingfoundation.org/" office:name=""><text:span text:style-name="Definition">Processing Foundation</text:span></text:a>.</text:p>
      <text:h text:style-name="Heading_20_2" text:outline-level="2"><text:bookmark-start text:name="professional-experience"/>Professional Experience<text:bookmark-end text:name="professional-experience"/></text:h>
      <text:h text:style-name="Heading_20_3" text:outline-level="3"><text:bookmark-start text:name="lecturer-university-of-leeds-2019-present"/><text:a xlink:type="simple" xlink:href="https://ahc.leeds.ac.uk/music/staff/488/dr-oliver-thurley" office:name=""><text:span text:style-name="Definition">Lecturer, University of Leeds</text:span></text:a> (2019 – present)<text:bookmark-end text:name="lecturer-university-of-leeds-2019-present"/></text:h>
      <text:list text:style-name="L2">
        <text:list-item>
          <text:p text:style-name="P2">Lectures and workshops on JavaScript, p5.js, and Max/MSP.</text:p>
        </text:list-item>
        <text:list-item>
          <text:p text:style-name="P2">Designed and led “Computational Art” module, introducing non-coders to JavaScript, creating algorithmic art, music, and poetry as well as other digital arts.</text:p>
        </text:list-item>
        <text:list-item>
          <text:p text:style-name="P2">Led design of 6 new modules and managed 12 other modules (2019–present).</text:p>
        </text:list-item>
        <text:list-item>
          <text:p text:style-name="P2">Programme leader of BSc Music, Multimedia and Electronics programme, co-taught with School of Electronics and Electrical Engineering.</text:p>
        </text:list-item>
        <text:list-item>
          <text:p text:style-name="P2">Worked as part of a team to develop a new Music Technology programme, which recruited &gt;40% of our School’s undergraduate intake in 2024-25.</text:p>
        </text:list-item>
        <text:list-item>
          <text:p text:style-name="P2">Supervised over 20 undergraduate software-based student projects, including procedural systems, interactive installations, multi-channel audio diffusion systems, and music education apps.</text:p>
        </text:list-item>
        <text:list-item>
          <text:p text:style-name="P2">Each academic year I produce new technical documentation and teaching materials, including a successful <text:a xlink:type="simple" xlink:href="https://www.youtube.com/@thrly" office:name=""><text:span text:style-name="Definition">YouTube-partnered channel</text:span></text:a> teaching the programming language, Max/MSP.</text:p>
        </text:list-item>
        <text:list-item>
          <text:p text:style-name="P2">Supervisor and examiner to PhD students.</text:p>
        </text:list-item>
        <text:list-item>
          <text:p text:style-name="P2">My tutored students’ average grade is a high 2:1. (2023–25)</text:p>
        </text:list-item>
      </text:list>
      <text:h text:style-name="Heading_20_3" text:outline-level="3"><text:bookmark-start text:name="teaching-fellow-university-of-leeds-2016-2019"/>Teaching Fellow, University of Leeds (2016 – 2019)<text:bookmark-end text:name="teaching-fellow-university-of-leeds-2016-2019"/></text:h>
      <text:list text:style-name="L3">
        <text:list-item>
          <text:p text:style-name="P3">Technical teaching across BA, MA Music Technology and BSc Electronic Engineering programmes.</text:p>
        </text:list-item>
        <text:list-item>
          <text:p text:style-name="P3">Supported student development with structured mentoring, project feedback, tutorials and supervision.</text:p>
        </text:list-item>
      </text:list>
      <text:h text:style-name="Heading_20_2" text:outline-level="2"><text:bookmark-start text:name="education"/>Education<text:bookmark-end text:name="education"/></text:h>
      <text:list text:style-name="L4">
        <text:list-item>
          <text:p text:style-name="P4"><text:span text:style-name="T1">PhD</text:span> - Music - Fully funded by AHRC. Awarded without corrections and Board of Examiners Prize. University of Leeds, <text:span text:style-name="T2">2012–2016</text:span></text:p>
        </text:list-item>
        <text:list-item>
          <text:p text:style-name="P4"><text:span text:style-name="T1">MA</text:span> - Computer Music &amp; Music Technology (Distinction) - University of Leeds, <text:span text:style-name="T2">2010–2011</text:span></text:p>
        </text:list-item>
        <text:list-item>
          <text:p text:style-name="P4"><text:span text:style-name="T1">BA(Hons)</text:span> - Music Production (First Class) - Leeds College of Music, <text:span text:style-name="T2">2007–2010</text:span></text:p>
        </text:list-item>
      </text:list>
      <text:h text:style-name="Heading_20_2" text:outline-level="2"><text:bookmark-start text:name="projects"/>Projects<text:bookmark-end text:name="projects"/></text:h>
      <text:h text:style-name="Heading_20_3" text:outline-level="3"><text:bookmark-start text:name="grant-scribe-react-typescript-express-openai-api"/><text:a xlink:type="simple" xlink:href="https://granter.onrender.com/" office:name=""><text:span text:style-name="Definition">Grant Scribe</text:span></text:a> (React, TypeScript, Express, OpenAI API)<text:bookmark-end text:name="grant-scribe-react-typescript-express-openai-api"/></text:h>
      <text:p text:style-name="First_20_paragraph">A project to apply skills in React, Typescript, CI/CD, and the OpenAI API. This SPA generates tailored research proposals from user input. Built with React, Node / Express backend, and RESTful API calls. Deployed via Render. Demonstrates component-based architecture, async data fetching, error handling.</text:p>
      <text:h text:style-name="Heading_20_3" text:outline-level="3"><text:bookmark-start text:name="scry-python-sql-cli-tool"/><text:a xlink:type="simple" xlink:href="https://github.com/thrly/scry" office:name=""><text:span text:style-name="Definition">scry</text:span></text:a> (Python, SQL, CLI Tool)<text:bookmark-end text:name="scry-python-sql-cli-tool"/></text:h>
      <text:p text:style-name="First_20_paragraph">A project to develop skills with data ingestion and database queries in Python. Leverages the Scryfall API and an SQLite database to view stats for MTG set releases and custom searches via the command line. Packaged and released through PyPi index.</text:p>
      <text:h text:style-name="Heading_20_3" text:outline-level="3"><text:bookmark-start text:name="clouddrift-node.js-cli-tool"/><text:a xlink:type="simple" xlink:href="https://github.com/thrly/clouddrift" office:name=""><text:span text:style-name="Definition">clouddrift</text:span></text:a> (Node.js, CLI Tool)<text:bookmark-end text:name="clouddrift-node.js-cli-tool"/></text:h>
      <text:p text:style-name="First_20_paragraph">Developed skills in npm packaging by creating and publishing a CLI module that generates animated ASCII clouds on the user’s terminal using simplex noise. Demonstrates proficiency in package publishing, creative application of noise algorithms.</text:p>
      <text:h text:style-name="Heading_20_3" text:outline-level="3"><text:bookmark-start text:name="pen-plotter-art-p5.js-arduino"/><text:a xlink:type="simple" xlink:href="https://github.com/thrly/pen-plotter-resources" office:name=""><text:span text:style-name="Definition">Pen Plotter Art</text:span></text:a> (p5.js, Arduino)<text:bookmark-end text:name="pen-plotter-art-p5.js-arduino"/></text:h>
      <text:p text:style-name="First_20_paragraph">Interactive generative drawings using p5.js to design algorithmic visuals, and controlling a 3D-printed pen plotter. Applied skills in creative coding, SVG processing, hardware integration, and microcontroller programming.</text:p>
      <text:h text:style-name="Heading_20_3" text:outline-level="3"><text:bookmark-start text:name="harmonic-synthesizer-p5.sound-javascript"/><text:a xlink:type="simple" xlink:href="https://github.com/thrly/harmonic-series-synth" office:name=""><text:span text:style-name="Definition">Harmonic Synthesizer</text:span></text:a> (p5.sound, JavaScript)<text:bookmark-end text:name="harmonic-synthesizer-p5.sound-javascript"/></text:h>
      <text:p text:style-name="First_20_paragraph">Developed skills creating a browser-based synthesizer for demonstrating harmonic series relationships through real-time audio generation and UI controls. Used in educational settings for interactive music teaching.</text:p>
      <text:h text:style-name="Heading_20_3" text:outline-level="3"><text:bookmark-start text:name="tempest-zmk-firmware-hardware"/><text:a xlink:type="simple" xlink:href="https://github.com/thrly/tempest" office:name=""><text:span text:style-name="Definition">Tempest</text:span></text:a> (ZMK Firmware, Hardware)<text:bookmark-end text:name="tempest-zmk-firmware-hardware"/></text:h>
      <text:p text:style-name="First_20_paragraph">Designed and built a wireless 36-key split ergonomic keyboard running custom ZMK config (Zephyr). Learned about PCB layout, embedded firmware, and configuration.</text:p>
      <text:h text:style-name="Heading_20_2" text:outline-level="2"><text:bookmark-start text:name="certifications-awards"/>Certifications &amp; Awards<text:bookmark-end text:name="certifications-awards"/></text:h>
      <text:list text:style-name="L5">
        <text:list-item>
          <text:p text:style-name="P5"><text:a xlink:type="simple" xlink:href="https://www.credly.com/badges/8f2ca183-49d2-426a-8483-cbdb8f4efdbd/public_url" office:name=""><text:span text:style-name="Definition">GitHub Foundations certification</text:span></text:a> - GitHub</text:p>
        </text:list-item>
        <text:list-item>
          <text:p text:style-name="P5"><text:a xlink:type="simple" xlink:href="https://www.codecademy.com/profiles/thrly/certificates/ffd0f42cce1a44e9a0108b365047a0a6" office:name=""><text:span text:style-name="Definition">Full-Stack Engineer certification</text:span></text:a> - Codecademy</text:p>
        </text:list-item>
        <text:list-item>
          <text:p text:style-name="P5">Kranichsteiner Musikpreis - Internationales Musikinstitut Darmstadt, Germany, 2018</text:p>
        </text:list-item>
        <text:list-item>
          <text:p text:style-name="P5">Artist Residency, Junge Akademie scholarship - Berlin Akademie der Kunst, Germany, 2022</text:p>
        </text:list-item>
      </text:list>
      <text:h text:style-name="Heading_20_2" text:outline-level="2"><text:bookmark-start text:name="contact"/>Contact<text:bookmark-end text:name="contact"/></text:h>
      <text:p text:style-name="First_20_paragraph">Please get in touch via <text:a xlink:type="simple" xlink:href="mailto:o.thrly@gmail.com" office:name=""><text:span text:style-name="Definition">o.thrly@gmail.com</text:span></text:a> and find me on <text:a xlink:type="simple" xlink:href="https://github.com/thrly" office:name=""><text:span text:style-name="Definition">GitHub</text:span></text:a> or <text:a xlink:type="simple" xlink:href="https://www.linkedin.com/in/oliver-thurley" office:name=""><text:span text:style-name="Definition">LinkedIn</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2</meta:generator>
    <dc:title>CV</dc:title>
    <dc:description/>
    <dc:subject/>
    <meta:keyword/>
    <meta:initial-creator>Oliver Thurley</meta:initial-creator>
    <dc:creator>Oliver Thurley</dc:creator>
    <meta:creation-date>2025-10-15T07:53:07Z</meta:creation-date>
    <dc:date>2025-10-15T07:53:07Z</dc:date>
    <meta:user-defined meta:name="email" meta:value-type="string">o.thrly@gmail.com</meta:user-defined>
    <meta:user-defined meta:name="github" meta:value-type="string">thrly</meta:user-defined>
    <meta:user-defined meta:name="linkedin" meta:value-type="string">oliver-thurley</meta:user-defined>
    <meta:user-defined meta:name="phone" meta:value-type="string">+447792723236</meta:user-defined>
    <meta:user-defined meta:name="updated" meta:value-type="string">October 2025</meta:user-defined>
    <meta:user-defined meta:name="web" meta:value-type="string">thrly.com</meta:user-defined>
  </office:meta>
</office:document-meta>
</file>